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5"/>city <text:s text:c="5"/>| temp_lo | temp_hi | prcp | <text:s text:c="3"/>date</text:p>
      <text:p text:style-name="Preformatted_20_Text">---------------+---------+---------+------+------------</text:p>
      <text:p text:style-name="Preformatted_20_Text"><text:s/>San Francisco | <text:s text:c="5"/>46 | <text:s text:c="5"/>50 | 0.25 | 1994-11-27</text:p>
      <text:p text:style-name="Preformatted_20_Text"><text:s/>San Francisco | <text:s text:c="5"/>43 | <text:s text:c="5"/>57 | <text:s text:c="3"/>0 | 1994-11-29</text:p>
      <text:p text:style-name="Preformatted_20_Text"><text:s/>Hayward <text:s text:c="6"/>| <text:s text:c="5"/>37 | <text:s text:c="5"/>54 | <text:s text:c="5"/>| 1994-11-29</text:p>
      <text:p text:style-name="P1">(3 row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1:19:48.466533009</meta:creation-date>
    <dc:date>2018-07-13T11:20:07.878391685</dc:date>
    <meta:editing-duration>PT21S</meta:editing-duration>
    <meta:editing-cycles>1</meta:editing-cycles>
    <meta:document-statistic meta:table-count="0" meta:image-count="0" meta:object-count="0" meta:page-count="1" meta:paragraph-count="6" meta:word-count="44" meta:character-count="276" meta:non-whitespace-character-count="182"/>
    <meta:generator>LibreOffice/5.1.6.2$Linux_X86_64 LibreOffice_project/10m0$Build-2</meta:generator>
  </office:meta>
</office:document-meta>
</file>